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/>
    </style:style>
    <style:style style:name="Tabella4.A" style:family="table-column">
      <style:table-column-properties style:column-width="2.591cm" style:rel-column-width="1469*"/>
    </style:style>
    <style:style style:name="Tabella4.B" style:family="table-column">
      <style:table-column-properties style:column-width="6.696cm" style:rel-column-width="3796*"/>
    </style:style>
    <style:style style:name="Tabella4.C" style:family="table-column">
      <style:table-column-properties style:column-width="10.515cm" style:rel-column-width="5961*"/>
    </style:style>
    <style:style style:name="Tabella4.A1" style:family="table-cell">
      <style:table-cell-properties fo:background-color="#dddddd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4.C1" style:family="table-cell">
      <style:table-cell-properties fo:background-color="#dddddd" fo:padding="0cm" fo:border="0.05pt solid #000000">
        <style:background-image/>
      </style:table-cell-properties>
    </style:style>
    <style:style style:name="Tabella4.A2" style:family="table-cell">
      <style:table-cell-properties fo:padding="0cm" fo:border-left="0.05pt solid #000000" fo:border-right="0.05pt solid #000000" fo:border-top="none" fo:border-bottom="0.05pt solid #000000"/>
    </style:style>
    <style:style style:name="Tabella4.3" style:family="table-row">
      <style:table-row-properties style:min-row-height="0.011cm"/>
    </style:style>
    <style:style style:name="Tabella4.A3" style:family="table-cell">
      <style:table-cell-properties fo:padding="0cm" fo:border-left="0.05pt solid #000000" fo:border-right="none" fo:border-top="none" fo:border-bottom="0.05pt solid #000000"/>
    </style:style>
    <style:style style:name="Tabella4.B3" style:family="table-cell">
      <style:table-cell-properties fo:padding="0cm" fo:border-left="0.05pt solid #000000" fo:border-right="none" fo:border-top="none" fo:border-bottom="0.05pt solid #000000"/>
    </style:style>
    <style:style style:name="Tabella4.C3" style:family="table-cell">
      <style:table-cell-properties fo:background-color="#ff3300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4.A4" style:family="table-cell">
      <style:table-cell-properties fo:padding="0cm" fo:border-left="0.05pt solid #000000" fo:border-right="0.05pt solid #000000" fo:border-top="none" fo:border-bottom="0.05pt solid #000000"/>
    </style:style>
    <style:style style:name="Tabella5" style:family="table">
      <style:table-properties style:width="10.504cm" table:align="left"/>
    </style:style>
    <style:style style:name="Tabella5.A" style:family="table-column">
      <style:table-column-properties style:column-width="2.196cm"/>
    </style:style>
    <style:style style:name="Tabella5.B" style:family="table-column">
      <style:table-column-properties style:column-width="6.191cm"/>
    </style:style>
    <style:style style:name="Tabella5.C" style:family="table-column">
      <style:table-column-properties style:column-width="2.117cm"/>
    </style:style>
    <style:style style:name="Tabella5.A1" style:family="table-cell">
      <style:table-cell-properties fo:background-color="#ffffff" fo:padding="0.049cm" fo:border="0.05pt solid #cccccc">
        <style:background-image/>
      </style:table-cell-properties>
    </style:style>
    <style:style style:name="Tabella5.A2" style:family="table-cell">
      <style:table-cell-properties fo:background-color="#ffffff" fo:padding="0.049cm" fo:border-left="0.05pt solid #cccccc" fo:border-right="none" fo:border-top="none" fo:border-bottom="0.05pt solid #cccccc">
        <style:background-image/>
      </style:table-cell-properties>
    </style:style>
    <style:style style:name="Tabella5.C2" style:family="table-cell">
      <style:table-cell-properties fo:background-color="#ffffff" fo:padding="0.049cm" fo:border-left="0.05pt solid #cccccc" fo:border-right="0.05pt solid #cccccc" fo:border-top="none" fo:border-bottom="0.05pt solid #cccccc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6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9d5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412e0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91767f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0" style:family="paragraph" style:parent-style-name="Standard">
      <style:paragraph-properties fo:text-align="end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6pt" fo:font-weight="bold" officeooo:rsid="009412e0" officeooo:paragraph-rsid="009412e0" style:font-name-asian="SimSun" style:font-size-asian="6pt" style:font-weight-asian="bold" style:font-name-complex="Tahoma" style:font-size-complex="6pt" style:font-weight-complex="bold"/>
    </style:style>
    <style:style style:name="P2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99f6af" officeooo:paragraph-rsid="0099f6af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T4" style:family="text">
      <style:text-properties fo:color="#729fcf" officeooo:rsid="003c366e"/>
    </style:style>
    <style:style style:name="T5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6" style:family="text">
      <style:text-properties officeooo:rsid="007deb64"/>
    </style:style>
    <style:style style:name="T7" style:family="text">
      <style:text-properties officeooo:rsid="0076540d"/>
    </style:style>
    <style:style style:name="T8" style:family="text">
      <style:text-properties officeooo:rsid="00993766"/>
    </style:style>
    <style:style style:name="T9" style:family="text">
      <style:text-properties officeooo:rsid="0099f6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4" table:style-name="Tabella4">
        <table:table-column table:style-name="Tabella4.A"/>
        <table:table-column table:style-name="Tabella4.B"/>
        <table:table-column table:style-name="Tabella4.C"/>
        <table:table-header-rows>
          <table:table-row>
            <table:table-cell table:style-name="Tabella4.A1" table:number-columns-spanned="2" office:value-type="string">
              <text:p text:style-name="P25">Distinta base padre</text:p>
            </table:table-cell>
            <table:covered-table-cell/>
            <table:table-cell table:style-name="Tabella4.C1" office:value-type="string">
              <text:p text:style-name="P22">Distinta <text:span text:style-name="T9">sottocomponenti</text:span></text:p>
            </table:table-cell>
          </table:table-row>
        </table:table-header-rows>
        <table:table-row>
          <table:table-cell table:style-name="Tabella4.A2" table:number-columns-spanned="3" office:value-type="string">
            <text:p text:style-name="P11"><text:text-input text:description="&lt;for each=&quot;bom in load_parent_objects(data)&quot;&gt;">starts for loop</text:text-input></text:p>
          </table:table-cell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7"><text:placeholder text:placeholder-type="text">&lt;bom.code or bom.product_id.code&gt;</text:placeholder></text:p>
          </table:table-cell>
          <table:table-cell table:style-name="Tabella4.B3" office:value-type="string">
            <text:p text:style-name="P19"><text:placeholder text:placeholder-type="text">&lt;bom.name or bom.product_id.name&gt;</text:placeholder></text:p>
          </table:table-cell>
          <table:table-cell table:style-name="Tabella4.C3" office:value-type="string">
            <table:table table:name="Tabella5" table:style-name="Tabella5">
              <table:table-column table:style-name="Tabella5.A"/>
              <table:table-column table:style-name="Tabella5.B"/>
              <table:table-column table:style-name="Tabella5.C"/>
              <table:table-row>
                <table:table-cell table:style-name="Tabella5.A1" table:number-columns-spanned="3" office:value-type="string">
                  <text:p text:style-name="P7"><text:text-input text:description="&lt;for each=&quot;component in bom.bom_line_ids&quot;&gt;">starts for loop</text:text-input></text:p>
                </table:table-cell>
                <table:covered-table-cell/>
                <table:covered-table-cell/>
              </table:table-row>
              <table:table-row>
                <table:table-cell table:style-name="Tabella5.A2" office:value-type="string">
                  <text:p text:style-name="P17"><text:s/></text:p>
                </table:table-cell>
                <table:table-cell table:style-name="Tabella5.A2" office:value-type="string">
                  <text:p text:style-name="P18"/>
                </table:table-cell>
                <table:table-cell table:style-name="Tabella5.C2" office:value-type="string">
                  <text:p text:style-name="P20"/>
                </table:table-cell>
              </table:table-row>
              <table:table-row>
                <table:table-cell table:style-name="Tabella5.C2" table:number-columns-spanned="3" office:value-type="string">
                  <text:p text:style-name="P9"><text:text-input text:description="&lt;/for&gt;">ends for loop</text:text-input></text:p>
                </table:table-cell>
                <table:covered-table-cell/>
                <table:covered-table-cell/>
              </table:table-row>
            </table:table>
            <text:p text:style-name="P9"/>
          </table:table-cell>
        </table:table-row>
        <table:table-row>
          <table:table-cell table:style-name="Tabella4.A4" table:number-columns-spanned="3" office:value-type="string">
            <text:p text:style-name="P9"><text:text-input text:description="&lt;/for&gt;">ends for loop</text:text-input></text:p>
          </table:table-cell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993766" style:font-name-asian="SimSun" style:font-style-asian="normal" style:font-name-complex="Tahoma" style:font-style-complex="normal"/>
    </style:style>
    <style:style style:name="MT4" style:family="text">
      <style:text-properties officeooo:rsid="00993766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DISTINTE PADRE (componenti finali)</text:span></text:p>
        <text:p text:style-name="MP2">Filtro: <text:span text:style-name="MT4">Distinte categoria pad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26T17:25:30.648054914</dc:date>
    <dc:creator>thebrush </dc:creator>
    <meta:editing-duration>PT14H33M45S</meta:editing-duration>
    <meta:editing-cycles>145</meta:editing-cycles>
    <meta:document-statistic meta:table-count="2" meta:image-count="0" meta:object-count="0" meta:page-count="1" meta:paragraph-count="12" meta:word-count="43" meta:character-count="262" meta:non-whitespace-character-count="235"/>
  </office:meta>
</office:document-meta>
</file>